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69c98" style:font-size-asian="12pt" style:font-size-complex="12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Arial" fo:font-size="12pt" officeooo:paragraph-rsid="00069c98" style:font-size-asian="12pt" style:font-size-complex="12pt"/>
    </style:style>
    <style:style style:name="P5" style:family="paragraph" style:parent-style-name="Standard" style:list-style-name="L1">
      <style:text-properties style:font-name="Arial" fo:font-size="12pt" officeooo:paragraph-rsid="00075a2f" style:font-size-asian="12pt" style:font-size-complex="12pt"/>
    </style:style>
    <style:style style:name="P6" style:family="paragraph" style:parent-style-name="Standard" style:list-style-name="L2">
      <style:text-properties style:font-name="Arial" fo:font-size="12pt" officeooo:paragraph-rsid="00069c98" style:font-size-asian="12pt" style:font-size-complex="12pt"/>
    </style:style>
    <style:style style:name="P7" style:family="paragraph" style:parent-style-name="Standard" style:list-style-name="L3">
      <style:text-properties style:font-name="Arial" fo:font-size="12pt" style:font-size-asian="12pt" style:font-size-complex="12pt"/>
    </style:style>
    <style:style style:name="P8" style:family="paragraph" style:parent-style-name="Standard" style:list-style-name="L4">
      <style:text-properties style:font-name="Arial" fo:font-size="12pt" officeooo:rsid="000845c8" officeooo:paragraph-rsid="000845c8" style:font-size-asian="12pt" style:font-size-complex="12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20023312" text:style-name="L1">
        <text:list-item>
          <text:p text:style-name="P5">Season 2.0 estiva/autunno ( Saison ) </text:p>
        </text:list-item>
      </text:list>
      <text:p text:style-name="P3">83.3 % Pilsner Weyermann kg 5 ( In Mash )</text:p>
      <text:p text:style-name="P3">8.3 % Fiocchi di Frumento (wheat) kg 0.5 ( In Mash )</text:p>
      <text:p text:style-name="P3">8.3 % Fiocchi di Segale (rye) kg 0.5 ( In Mash )</text:p>
      <text:p text:style-name="P3"/>
      <text:p text:style-name="P3">LUPPOLI:</text:p>
      <text:p text:style-name="P3">60 min <text:s/>g 40 Styrian Goldings (5.4%) </text:p>
      <text:p text:style-name="P3">Boil Pellet Libero</text:p>
      <text:p text:style-name="P3">5 min <text:s/>g 50 Hallertau Mittelfrueh (4.0%) </text:p>
      <text:p text:style-name="P3">Boil Pellet Libero</text:p>
      <text:p text:style-name="P3">5 min <text:s/>g 50 Styrian Goldings (5.4%) </text:p>
      <text:p text:style-name="P3">Boil Pellet Libero</text:p>
      <text:p text:style-name="P3"/>
      <text:p text:style-name="P3">Spezie:</text:p>
      <text:p text:style-name="P3">5 min <text:s/>g 10 Buccia di Bergamotto </text:p>
      <text:p text:style-name="P3">Boil1 <text:s/></text:p>
      <text:p text:style-name="P3">5 min <text:s/>g 10 Anice stellato </text:p>
      <text:p text:style-name="P1"/>
      <text:p text:style-name="P1"/>
      <text:p text:style-name="P1"/>
      <text:p text:style-name="P1"/>
      <text:list xml:id="list464992965" text:style-name="L2">
        <text:list-item>
          <text:p text:style-name="P6">Bitter ( Ordinary Bitter ) </text:p>
        </text:list-item>
      </text:list>
      <text:p text:style-name="P2"/>
      <text:p text:style-name="P4">89.3 % Extra Pale Maris Otter Muntons kg 5 ( In Mash )</text:p>
      <text:p text:style-name="P4">10.7 % Crisp M. Crystal 100 kg 0.6 ( In Mash )</text:p>
      <text:p text:style-name="P4"/>
      <text:p text:style-name="P4">LUPPOLI:</text:p>
      <text:p text:style-name="P4">60 min <text:s/>g 30 Target (11.0%) </text:p>
      <text:p text:style-name="P4">Boil Coni Libero</text:p>
      <text:p text:style-name="P4">30 min <text:s/>g 30 East Kent Goldings (4.6%) </text:p>
      <text:p text:style-name="P4">Boil Coni Libero</text:p>
      <text:p text:style-name="P4">10 min <text:s/>g 15 East Kent Goldings (4.6%) </text:p>
      <text:p text:style-name="P4">Boil Coni Libero</text:p>
      <text:p text:style-name="P4">1 min <text:s/>g 20 Cascade (4.3%) </text:p>
      <text:p text:style-name="P4">Boil Coni Libero <text:s/></text:p>
      <text:p text:style-name="P3"/>
      <text:p text:style-name="P1"/>
      <text:p text:style-name="P1"/>
      <text:p text:style-name="P1"/>
      <text:list xml:id="list1500083047" text:style-name="L3">
        <text:list-item>
          <text:p text:style-name="P7">Barley wine roversella new ( Nessuno ) </text:p>
        </text:list-item>
      </text:list>
      <text:p text:style-name="P3">FERMENTABILI:</text:p>
      <text:p text:style-name="P3">84.1 % Extra Pale Maris Otter Muntons kg 9 ( In Mash )</text:p>
      <text:p text:style-name="P3">14 % Crisp M. Crystal 100 kg 1.5 ( In Mash )</text:p>
      <text:p text:style-name="P3">1.9 % Chocolate Pauls kg 0.2 ( In Mash )</text:p>
      <text:p text:style-name="P3"/>
      <text:p text:style-name="P3">LUPPOLI:</text:p>
      <text:p text:style-name="P3">25 min <text:s/>g 70 East Kent Goldings (5.0%) </text:p>
      <text:p text:style-name="P3">Boil Pellet Libero</text:p>
      <text:p text:style-name="P3">25 min <text:s/>g 25 Fuggles (4.5%) </text:p>
      <text:p text:style-name="P3"><text:soft-page-break/>Boil Pellet Libero</text:p>
      <text:p text:style-name="P3">60 min <text:s/>g 40 Target (11.0%) </text:p>
      <text:p text:style-name="P3">Boil Coni Libero</text:p>
      <text:p text:style-name="P3"><text:s/>g 20 Fuggles (4.5%) </text:p>
      <text:p text:style-name="P3">Whirlpool Pellet Libero</text:p>
      <text:p text:style-name="P3">5 min <text:s/>g 25 East Kent Goldings (4.6%) </text:p>
      <text:p text:style-name="P3">Boil Coni Libero</text:p>
      <text:p text:style-name="P3">1 min <text:s/>g 30 Challenger (5.0%) </text:p>
      <text:p text:style-name="P3">Boil Coni Libero</text:p>
      <text:p text:style-name="P3"/>
      <text:p text:style-name="P1"/>
      <text:p text:style-name="P1"/>
      <text:list xml:id="list1845856182" text:style-name="L4">
        <text:list-item>
          <text:p text:style-name="P8">Iga</text:p>
        </text:list-item>
      </text:list>
      <text:p text:style-name="P3">71.4 % Extra Pale Maris Otter Muntons kg 10 ( In Mash )</text:p>
      <text:p text:style-name="P3">4.3 % Crisp M. Crystal 100 kg 0.6 ( In Mash )</text:p>
      <text:p text:style-name="P3">21.4 % Mosto kg 3 ( In ferment. )</text:p>
      <text:p text:style-name="P3">2.9 % Fiocchi di Segale (rye) kg 0.4 ( In Mash )</text:p>
      <text:p text:style-name="P3"/>
      <text:p text:style-name="P3">LUPPOLI:</text:p>
      <text:p text:style-name="P3">60 min <text:s/>g 10 Target (11.0%) </text:p>
      <text:p text:style-name="P3">Boil Pellet Libe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7:45:05.271878114</meta:creation-date>
    <dc:date>2021-08-28T13:11:04.751443611</dc:date>
    <meta:editing-duration>PT3H22M15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2" meta:paragraph-count="53" meta:word-count="318" meta:character-count="1493" meta:non-whitespace-character-count="1193"/>
  </office:meta>
</office:document-meta>
</file>